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c0c0c0" style:font-name="Arial" fo:font-size="8pt" style:font-name-asian="Arial" style:font-size-asian="8pt" style:font-name-complex="Arial" style:font-size-complex="8pt"/>
    </style:style>
    <style:style style:name="P2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ffffff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P3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</style:style>
    <style:style style:name="T1" style:family="text">
      <style:text-properties fo:color="#ffffff" style:font-name="Arial" fo:font-size="8pt" fo:font-weight="bold" style:font-name-asian="Arial" style:font-size-asian="8pt" style:font-weight-asian="bold" style:font-name-complex="Arial" style:font-size-complex="8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pug's Security Code: 948CEEE7 [Type 1]</text:p>
      <text:p text:style-name="P1">wox2 (cz)'s Security Code: BC85D595 [Type 1.5]</text:p>
      <text:p text:style-name="P1">It is now turn 1 (wox2 (cz))</text:p>
      <text:p text:style-name="P1">It is now the Beginning Phase, Untap Step</text:p>
      <text:p text:style-name="P2">&lt;wox2 (cz)&gt; hi</text:p>
      <text:p text:style-name="P1">wox2 (cz) shuffles library</text:p>
      <text:p text:style-name="P1">Dapug rolled a 3, using a 20 sided die</text:p>
      <text:p text:style-name="P1">wox2 (cz) shuffles library</text:p>
      <text:p text:style-name="P2">&lt;Dapug&gt; hi</text:p>
      <text:p text:style-name="P1">wox2 (cz) rolled a 5, using a 20 sided die</text:p>
      <text:p text:style-name="P1">wox2 (cz) shuffles library</text:p>
      <text:p text:style-name="P2">&lt;wox2 (cz)&gt; p</text:p>
      <text:p text:style-name="P1">wox2 (cz) shuffles library</text:p>
      <text:p text:style-name="P1">Dapug shuffles library</text:p>
      <text:p text:style-name="P1">Dapug draws 7 cards</text:p>
      <text:p text:style-name="P1">wox2 (cz) shuffles library</text:p>
      <text:p text:style-name="P1">It is now the Precombat Main Phase</text:p>
      <text:p text:style-name="P1">wox2 (cz) draws a card</text:p>
      <text:p text:style-name="P1">wox2 (cz) draws a card</text:p>
      <text:p text:style-name="P1">wox2 (cz) draws a card</text:p>
      <text:p text:style-name="P1">wox2 (cz) draws a card</text:p>
      <text:p text:style-name="P1">wox2 (cz) draws a card</text:p>
      <text:p text:style-name="P1">wox2 (cz) draws a card</text:p>
      <text:p text:style-name="P1">wox2 (cz) draws a card</text:p>
      <text:p text:style-name="P2">&lt;wox2 (cz)&gt; Thinking</text:p>
      <text:p text:style-name="P2">&lt;wox2 (cz)&gt; kp</text:p>
      <text:p text:style-name="P1">Dapug takes a mulligan</text:p>
      <text:p text:style-name="P2">&lt;Dapug&gt; keep</text:p>
      <text:p text:style-name="P1">wox2 (cz) plays Mox Pearl from Hand</text:p>
      <text:p text:style-name="P2">&lt;wox2 (cz)&gt; Ok?</text:p>
      <text:p text:style-name="P2">&lt;Dapug&gt; Ok</text:p>
      <text:p text:style-name="P1">wox2 (cz) plays Underground Sea from Hand</text:p>
      <text:p text:style-name="P1">wox2 (cz) taps Underground Sea</text:p>
      <text:p text:style-name="P1">wox2 (cz) taps Mox Pearl</text:p>
      <text:p text:style-name="P1">wox2 (cz) plays Dark Confidant from Hand</text:p>
      <text:p text:style-name="P2">&lt;Dapug&gt; Ok</text:p>
      <text:p text:style-name="P1">It is now the End Phase, End Of Turn Step</text:p>
      <text:p text:style-name="P2">&lt;wox2 (cz)&gt; End my turn</text:p>
      <text:p text:style-name="P1">It is now turn 2 (Dapug)</text:p>
      <text:p text:style-name="P1">It is now the Beginning Phase, Untap Step</text:p>
      <text:p text:style-name="P1">Dapug draws a card</text:p>
      <text:p text:style-name="P1">Dapug plays Island from Hand</text:p>
      <text:p text:style-name="P2">&lt;Dapug&gt; End my turn</text:p>
      <text:p text:style-name="P1">It is now turn 3 (wox2 (cz))</text:p>
      <text:p text:style-name="P1">It is now the Beginning Phase, Untap Step</text:p>
      <text:p text:style-name="P1">wox2 (cz) untaps his/her permanents</text:p>
      <text:p text:style-name="P1">It is now the Beginning Phase, Upkeep Step</text:p>
      <text:p text:style-name="P1">wox2 (cz) puts Underground Sea into play from Library</text:p>
      <text:p text:style-name="P1">wox2 (cz) puts Underground Sea to Hand from Play</text:p>
      <text:p text:style-name="P1">It is now the Beginning Phase, Draw Step</text:p>
      <text:p text:style-name="P1">wox2 (cz) draws a card</text:p>
      <text:p text:style-name="P1">It is now the Precombat Main Phase</text:p>
      <text:p text:style-name="P1">It is now the Combat Phase, Declare Attackers Step</text:p>
      <text:p text:style-name="P1">wox2 (cz) taps Dark Confidant</text:p>
      <text:p text:style-name="P1">wox2 (cz) taps Dark Confidant</text:p>
      <text:p text:style-name="P1">Dapug's life total is now 18 (-2)</text:p>
      <text:p text:style-name="P1">It is now the Postcombat Main Phase</text:p>
      <text:p text:style-name="P1">wox2 (cz) plays Underground Sea from Hand</text:p>
      <text:p text:style-name="P1">wox2 (cz) taps Mox Pearl</text:p>
      <text:p text:style-name="P1">wox2 (cz) taps Underground Sea</text:p>
      <text:p text:style-name="P1">wox2 (cz) plays Demonic Tutor from Hand</text:p>
      <text:p text:style-name="P2">&lt;wox2 (cz)&gt; Ok?</text:p>
      <text:p text:style-name="P2">&lt;Dapug&gt; Ok</text:p>
      <text:p text:style-name="P1">wox2 (cz) puts Demonic Tutor to Graveyard from Play</text:p>
      <text:p text:style-name="P1">wox2 (cz) is looking its Library...</text:p>
      <text:p text:style-name="P2">&lt;wox2 (cz)&gt; Thinking</text:p>
      <text:p text:style-name="P1">wox2 (cz) puts card to Hand from Library</text:p>
      <text:p text:style-name="P1">wox2 (cz) shuffles library</text:p>
      <text:p text:style-name="P1">wox2 (cz) stops looking its Library...</text:p>
      <text:p text:style-name="P1">It is now the End Phase, End Of Turn Step</text:p>
      <text:p text:style-name="P2">&lt;wox2 (cz)&gt; End my turn</text:p>
      <text:p text:style-name="P1">Dapug taps Island</text:p>
      <text:p text:style-name="P1">Dapug plays Mystical Tutor from Hand</text:p>
      <text:p text:style-name="P2">&lt;Dapug&gt; Ok?</text:p>
      <text:p text:style-name="P2">&lt;wox2 (cz)&gt; Ok</text:p>
      <text:p text:style-name="P1">Dapug is looking its Library...</text:p>
      <text:p text:style-name="P1">Dapug puts Ancestral Recall into play from Library</text:p>
      <text:p text:style-name="P1">Dapug shuffles library</text:p>
      <text:p text:style-name="P1">Dapug stops looking its Library...</text:p>
      <text:p text:style-name="P1">Dapug puts Mystical Tutor to Graveyard from Play</text:p>
      <text:p text:style-name="P1">Dapug shuffles library</text:p>
      <text:p text:style-name="P1">Dapug puts a Ancestral Recall on top of Library from Play</text:p>
      <text:p text:style-name="P1">It is now turn 4 (Dapug)</text:p>
      <text:p text:style-name="P1">It is now the Beginning Phase, Untap Step</text:p>
      <text:p text:style-name="P1">Dapug untaps his/her permanents</text:p>
      <text:p text:style-name="P1">Dapug draws a card</text:p>
      <text:p text:style-name="P1">It is now the Precombat Main Phase</text:p>
      <text:p text:style-name="P1">Dapug plays Underground Sea from Hand</text:p>
      <text:p text:style-name="P1">Dapug taps Island</text:p>
      <text:p text:style-name="P1">Dapug taps Underground Sea</text:p>
      <text:p text:style-name="P1">Dapug plays Time Walk from Hand</text:p>
      <text:p text:style-name="P2">&lt;Dapug&gt; Ok?</text:p>
      <text:p text:style-name="P1">wox2 (cz) plays Force of Will from Hand</text:p>
      <text:p text:style-name="P1">wox2 (cz) puts Waterfront Bouncer to RFG from Hand</text:p>
      <text:p text:style-name="P1">wox2 (cz)'s life total is now 19 (-1)</text:p>
      <text:p text:style-name="P1">Dapug plays Force of Will from Hand</text:p>
      <text:p text:style-name="P1">Dapug puts Repeal to RFG from Hand</text:p>
      <text:p text:style-name="P1">Dapug's life total is now 17 (-1)</text:p>
      <text:p text:style-name="P2">&lt;wox2 (cz)&gt; Ok</text:p>
      <text:p text:style-name="P1">wox2 (cz) puts Force of Will to Graveyard from Play</text:p>
      <text:p text:style-name="P1">Dapug puts Time Walk to Graveyard from Play</text:p>
      <text:p text:style-name="P1">Dapug puts Force of Will to Graveyard from Play</text:p>
      <text:p text:style-name="P1">Dapug untaps his/her permanents</text:p>
      <text:p text:style-name="P1">Dapug draws a card</text:p>
      <text:p text:style-name="P1">Dapug taps Island</text:p>
      <text:p text:style-name="P1">Dapug plays Ancestral Recall from Hand</text:p>
      <text:p text:style-name="P2">&lt;wox2 (cz)&gt; Ok</text:p>
      <text:p text:style-name="P2">&lt;Dapug&gt; Ok?</text:p>
      <text:p text:style-name="P1">Dapug draws a card</text:p>
      <text:p text:style-name="P1">Dapug draws a card</text:p>
      <text:p text:style-name="P1">Dapug draws a card</text:p>
      <text:p text:style-name="P1">Dapug puts Ancestral Recall to Graveyard from Play</text:p>
      <text:p text:style-name="P1">Dapug plays Island from Hand</text:p>
      <text:p text:style-name="P2">&lt;Dapug&gt; End my turn</text:p>
      <text:p text:style-name="P1">It is now turn 5 (wox2 (cz))</text:p>
      <text:p text:style-name="P1">It is now the Beginning Phase, Untap Step</text:p>
      <text:p text:style-name="P1">wox2 (cz) untaps his/her permanents</text:p>
      <text:p text:style-name="P1">It is now the Beginning Phase, Upkeep Step</text:p>
      <text:p text:style-name="P1">wox2 (cz) puts Dark Confidant into play from Library</text:p>
      <text:p text:style-name="P1">wox2 (cz) puts Dark Confidant to Hand from Play</text:p>
      <text:p text:style-name="P1">wox2 (cz)'s life total is now 17 (-2)</text:p>
      <text:p text:style-name="P1">It is now the Beginning Phase, Draw Step</text:p>
      <text:p text:style-name="P1">wox2 (cz) draws a card</text:p>
      <text:p text:style-name="P1">It is now the Precombat Main Phase</text:p>
      <text:p text:style-name="P1">It is now the Combat Phase, Declare Attackers Step</text:p>
      <text:p text:style-name="P1">wox2 (cz) taps Dark Confidant</text:p>
      <text:p text:style-name="P1">wox2 (cz) taps Dark Confidant</text:p>
      <text:p text:style-name="P1">Dapug's life total is now 15 (-2)</text:p>
      <text:p text:style-name="P1">It is now the Postcombat Main Phase</text:p>
      <text:p text:style-name="P1">wox2 (cz) plays Polluted Delta from Hand</text:p>
      <text:p text:style-name="P1">wox2 (cz) taps Mox Pearl</text:p>
      <text:p text:style-name="P1">wox2 (cz) plays AEther Vial from Hand</text:p>
      <text:p text:style-name="P2">&lt;Dapug&gt; Ok</text:p>
      <text:p text:style-name="P1">wox2 (cz) taps Underground Sea</text:p>
      <text:p text:style-name="P1">wox2 (cz) taps Underground Sea</text:p>
      <text:p text:style-name="P1">wox2 (cz) plays Dark Confidant from Hand</text:p>
      <text:p text:style-name="P1">Dapug taps Underground Sea</text:p>
      <text:p text:style-name="P1">Dapug taps Island</text:p>
      <text:p text:style-name="P1">Dapug plays Mana Drain from Hand</text:p>
      <text:p text:style-name="P1">wox2 (cz) puts Dark Confidant to Graveyard from Play</text:p>
      <text:p text:style-name="P1">It is now the End Phase, End Of Turn Step</text:p>
      <text:p text:style-name="P1">Dapug puts Mana Drain to Graveyard from Play</text:p>
      <text:p text:style-name="P2">&lt;wox2 (cz)&gt; End my turn</text:p>
      <text:p text:style-name="P1">It is now turn 6 (Dapug)</text:p>
      <text:p text:style-name="P1">It is now the Beginning Phase, Untap Step</text:p>
      <text:p text:style-name="P1">Dapug untaps his/her permanents</text:p>
      <text:p text:style-name="P1">Dapug draws a card</text:p>
      <text:p text:style-name="P1">Dapug plays Library of Alexandria from Hand</text:p>
      <text:p text:style-name="P1">Dapug's life total is now 13 (-2)</text:p>
      <text:p text:style-name="P2">&lt;Dapug&gt; End my turn</text:p>
      <text:p text:style-name="P1">It is now turn 7 (wox2 (cz))</text:p>
      <text:p text:style-name="P1">It is now the Beginning Phase, Untap Step</text:p>
      <text:p text:style-name="P1">wox2 (cz) untaps his/her permanents</text:p>
      <text:p text:style-name="P1">It is now the Beginning Phase, Upkeep Step</text:p>
      <text:p text:style-name="P1">AEther Vial now has 1 (+1) counters.</text:p>
      <text:p text:style-name="P1">wox2 (cz) puts Voidmage Prodigy into play from Library</text:p>
      <text:p text:style-name="P1">wox2 (cz) puts Voidmage Prodigy to Hand from Play</text:p>
      <text:p text:style-name="P1">wox2 (cz)'s life total is now 15 (-2)</text:p>
      <text:p text:style-name="P1">It is now the Beginning Phase, Draw Step</text:p>
      <text:p text:style-name="P1">wox2 (cz) draws a card</text:p>
      <text:p text:style-name="P1">It is now the Precombat Main Phase</text:p>
      <text:p text:style-name="P1">It is now the Combat Phase, Declare Attackers Step</text:p>
      <text:p text:style-name="P1">wox2 (cz) taps Dark Confidant</text:p>
      <text:p text:style-name="P1">wox2 (cz) taps Dark Confidant</text:p>
      <text:p text:style-name="P1">Dapug's life total is now 11 (-2)</text:p>
      <text:p text:style-name="P1">It is now the Postcombat Main Phase</text:p>
      <text:p text:style-name="P2">&lt;wox2 (cz)&gt; Thinking</text:p>
      <text:p text:style-name="P1">wox2 (cz) taps Underground Sea</text:p>
      <text:p text:style-name="P1">wox2 (cz) taps Underground Sea</text:p>
      <text:p text:style-name="P1">wox2 (cz) plays Waterfront Bouncer from Hand</text:p>
      <text:p text:style-name="P1">Dapug taps Island</text:p>
      <text:p text:style-name="P1">Dapug taps Underground Sea</text:p>
      <text:p text:style-name="P1">Dapug untaps Island</text:p>
      <text:p text:style-name="P1">Dapug untaps Underground Sea</text:p>
      <text:p text:style-name="P2">&lt;Dapug&gt; Thinking</text:p>
      <text:p text:style-name="P2">&lt;Dapug&gt; Ok</text:p>
      <text:p text:style-name="P2">&lt;wox2 (cz)&gt; lol</text:p>
      <text:p text:style-name="P2">&lt;wox2 (cz)&gt; Ok?</text:p>
      <text:p text:style-name="P2">&lt;Dapug&gt; Ok</text:p>
      <text:p text:style-name="P1">It is now the End Phase, End Of Turn Step</text:p>
      <text:p text:style-name="P2">&lt;wox2 (cz)&gt; End my turn</text:p>
      <text:p text:style-name="P1">It is now turn 8 (Dapug)</text:p>
      <text:p text:style-name="P1">It is now the Beginning Phase, Untap Step</text:p>
      <text:p text:style-name="P1">Dapug draws a card</text:p>
      <text:p text:style-name="P2">&lt;Dapug&gt; g2</text:p>
      <text:p text:style-name="P2">&lt;wox2 (cz)&gt; Ok</text:p>
      <text:p text:style-name="P2">&lt;wox2 (cz)&gt; side</text:p>
      <text:p text:style-name="P2">&lt;Dapug&gt; we're in aa trial, obv</text:p>
      <text:p text:style-name="P2">&lt;wox2 (cz)&gt; sorry</text:p>
      <text:p text:style-name="P2">&lt;wox2 (cz)&gt; it is a custom from MWS</text:p>
      <text:p text:style-name="P2">&lt;wox2 (cz)&gt; this is my first tourney online</text:p>
      <text:p text:style-name="P2">&lt;Opponent is requesting a new game&gt;</text:p>
      <text:p text:style-name="P1">Dapug shuffles library</text:p>
      <text:p text:style-name="P1">Dapug draws 0 cards</text:p>
      <text:p text:style-name="P2">&lt;Dapug&gt; lol it's ok</text:p>
      <text:p text:style-name="P1">wox2 (cz) shuffles library</text:p>
      <text:p text:style-name="P2">&lt;wox2 (cz)&gt; I am ready.</text:p>
      <text:p text:style-name="P1">wox2 (cz) draws 0 cards</text:p>
      <text:p text:style-name="P2">&lt;-------- New Game Started --------&gt;</text:p>
      <text:p text:style-name="P1">Dapug's Security Code: 948CEEE7/sb [Type 1]</text:p>
      <text:p text:style-name="P1">wox2 (cz)'s Security Code: BC85D595/sb [Type 1.5]</text:p>
      <text:p text:style-name="P1">It is now turn 1 (wox2 (cz))</text:p>
      <text:p text:style-name="P1">It is now the Beginning Phase, Untap Step</text:p>
      <text:p text:style-name="P1">It is now turn 2 (Dapug)</text:p>
      <text:p text:style-name="P1">It is now the Beginning Phase, Untap Step</text:p>
      <text:p text:style-name="P1">wox2 (cz) shuffles library</text:p>
      <text:p text:style-name="P2">&lt;Dapug&gt; play</text:p>
      <text:p text:style-name="P1">wox2 (cz) shuffles library</text:p>
      <text:p text:style-name="P1">Dapug shuffles library</text:p>
      <text:p text:style-name="P1">Dapug draws 7 cards</text:p>
      <text:p text:style-name="P2">&lt;wox2 (cz)&gt; k</text:p>
      <text:p text:style-name="P1">wox2 (cz) shuffles library</text:p>
      <text:p text:style-name="P1">wox2 (cz) draws a card</text:p>
      <text:p text:style-name="P1">wox2 (cz) draws a card</text:p>
      <text:p text:style-name="P1">wox2 (cz) draws a card</text:p>
      <text:p text:style-name="P1">wox2 (cz) draws a card</text:p>
      <text:p text:style-name="P1">wox2 (cz) draws a card</text:p>
      <text:p text:style-name="P1">wox2 (cz) draws a card</text:p>
      <text:p text:style-name="P1">wox2 (cz) draws a card</text:p>
      <text:p text:style-name="P2">&lt;Dapug&gt; keep</text:p>
      <text:p text:style-name="P2">&lt;wox2 (cz)&gt; kp</text:p>
      <text:p text:style-name="P1">It is now the Precombat Main Phase</text:p>
      <text:p text:style-name="P1">Dapug plays Polluted Delta from Hand</text:p>
      <text:p text:style-name="P1">Dapug plays Mox Jet from Hand</text:p>
      <text:p text:style-name="P2">&lt;Dapug&gt; End my turn</text:p>
      <text:p text:style-name="P1">It is now turn 3 (wox2 (cz))</text:p>
      <text:p text:style-name="P1">It is now the Beginning Phase, Untap Step</text:p>
      <text:p text:style-name="P1">It is now the Beginning Phase, Draw Step</text:p>
      <text:p text:style-name="P1">wox2 (cz) draws a card</text:p>
      <text:p text:style-name="P1">It is now the Precombat Main Phase</text:p>
      <text:p text:style-name="P1">wox2 (cz) plays Underground Sea from Hand</text:p>
      <text:p text:style-name="P1">wox2 (cz) taps Underground Sea</text:p>
      <text:p text:style-name="P1">wox2 (cz) plays AEther Vial from Hand</text:p>
      <text:p text:style-name="P2">&lt;Dapug&gt; Ok</text:p>
      <text:p text:style-name="P2">&lt;wox2 (cz)&gt; End my turn</text:p>
      <text:p text:style-name="P1">Dapug taps Polluted Delta</text:p>
      <text:p text:style-name="P1">Dapug puts Polluted Delta to Graveyard from Play</text:p>
      <text:p text:style-name="P1">Dapug's life total is now 19 (-1)</text:p>
      <text:p text:style-name="P1">Dapug is looking its Library...</text:p>
      <text:p text:style-name="P1">Dapug puts Island into play from Library</text:p>
      <text:p text:style-name="P1">Dapug shuffles library</text:p>
      <text:p text:style-name="P1">Dapug stops looking its Library...</text:p>
      <text:p text:style-name="P1">Dapug taps Mox Jet</text:p>
      <text:p text:style-name="P1">Dapug taps Island</text:p>
      <text:p text:style-name="P1">Dapug plays Repeal from Hand</text:p>
      <text:p text:style-name="P1">wox2 (cz) puts AEther Vial to Hand from Play</text:p>
      <text:p text:style-name="P2">&lt;wox2 (cz)&gt; Ok</text:p>
      <text:p text:style-name="P1">Dapug draws a card</text:p>
      <text:p text:style-name="P1">Dapug puts Repeal to Graveyard from Play</text:p>
      <text:p text:style-name="P1">It is now turn 4 (Dapug)</text:p>
      <text:p text:style-name="P1">It is now the Beginning Phase, Untap Step</text:p>
      <text:p text:style-name="P1">Dapug untaps his/her permanents</text:p>
      <text:p text:style-name="P1">Dapug draws a card</text:p>
      <text:p text:style-name="P1">Dapug plays Island from Hand</text:p>
      <text:p text:style-name="P2">&lt;Dapug&gt; End my turn</text:p>
      <text:p text:style-name="P1">It is now turn 5 (wox2 (cz))</text:p>
      <text:p text:style-name="P1">It is now the Beginning Phase, Untap Step</text:p>
      <text:p text:style-name="P1">wox2 (cz) untaps his/her permanents</text:p>
      <text:p text:style-name="P1">It is now the Beginning Phase, Upkeep Step</text:p>
      <text:p text:style-name="P1">It is now the Beginning Phase, Draw Step</text:p>
      <text:p text:style-name="P1">wox2 (cz) draws a card</text:p>
      <text:p text:style-name="P1">It is now the Precombat Main Phase</text:p>
      <text:p text:style-name="P2">&lt;wox2 (cz)&gt; Thinking</text:p>
      <text:p text:style-name="P1">wox2 (cz) plays Strip Mine from Hand</text:p>
      <text:p text:style-name="P1">wox2 (cz) taps Strip Mine</text:p>
      <text:p text:style-name="P1">wox2 (cz) puts Strip Mine to Graveyard from Play</text:p>
      <text:p text:style-name="P1">Dapug puts Island to Graveyard from Play</text:p>
      <text:p text:style-name="P1">wox2 (cz) taps Underground Sea</text:p>
      <text:p text:style-name="P1">wox2 (cz) plays AEther Vial from Hand</text:p>
      <text:p text:style-name="P2">&lt;Dapug&gt; Ok</text:p>
      <text:p text:style-name="P1">It is now the End Phase, End Of Turn Step</text:p>
      <text:p text:style-name="P2">&lt;wox2 (cz)&gt; End my turn</text:p>
      <text:p text:style-name="P1">It is now turn 6 (Dapug)</text:p>
      <text:p text:style-name="P1">It is now the Beginning Phase, Untap Step</text:p>
      <text:p text:style-name="P1">Dapug draws a card</text:p>
      <text:p text:style-name="P1">Dapug plays Polluted Delta from Hand</text:p>
      <text:p text:style-name="P2">&lt;Dapug&gt; End my turn</text:p>
      <text:p text:style-name="P1">It is now turn 7 (wox2 (cz))</text:p>
      <text:p text:style-name="P1">It is now the Beginning Phase, Untap Step</text:p>
      <text:p text:style-name="P1">wox2 (cz) untaps his/her permanents</text:p>
      <text:p text:style-name="P1">It is now the Beginning Phase, Upkeep Step</text:p>
      <text:p text:style-name="P1">AEther Vial now has 1 (+1) counters.</text:p>
      <text:p text:style-name="P1">It is now the Beginning Phase, Draw Step</text:p>
      <text:p text:style-name="P1">wox2 (cz) draws a card</text:p>
      <text:p text:style-name="P1">It is now the Precombat Main Phase</text:p>
      <text:p text:style-name="P2">&lt;wox2 (cz)&gt; Thinking</text:p>
      <text:p text:style-name="P1">wox2 (cz) plays Underground Sea from Hand</text:p>
      <text:p text:style-name="P1">wox2 (cz) taps Underground Sea</text:p>
      <text:p text:style-name="P1">wox2 (cz) plays AEther Vial from Hand</text:p>
      <text:p text:style-name="P2">&lt;wox2 (cz)&gt; Ok?</text:p>
      <text:p text:style-name="P2">&lt;Dapug&gt; Ok</text:p>
      <text:p text:style-name="P2">&lt;wox2 (cz)&gt; Thinking</text:p>
      <text:p text:style-name="P1">wox2 (cz) plays Chalice of the Void from Hand</text:p>
      <text:p text:style-name="P1">Chalice of the Void's note changed: 0</text:p>
      <text:p text:style-name="P2">&lt;wox2 (cz)&gt; Ok?</text:p>
      <text:p text:style-name="P2">&lt;Dapug&gt; Thinking</text:p>
      <text:p text:style-name="P1">Dapug taps Polluted Delta</text:p>
      <text:p text:style-name="P1">Dapug puts Polluted Delta to Graveyard from Play</text:p>
      <text:p text:style-name="P1">Dapug's life total is now 18 (-1)</text:p>
      <text:p text:style-name="P1">Dapug is looking its Library...</text:p>
      <text:p text:style-name="P1">Dapug puts Volcanic Island into play from Library</text:p>
      <text:p text:style-name="P1">Dapug shuffles library</text:p>
      <text:p text:style-name="P1">Dapug stops looking its Library...</text:p>
      <text:p text:style-name="P1">Dapug taps Island</text:p>
      <text:p text:style-name="P1">Dapug taps Volcanic Island</text:p>
      <text:p text:style-name="P1">Dapug plays Mana Drain from Hand</text:p>
      <text:p text:style-name="P1">wox2 (cz) puts Chalice of the Void to Graveyard from Play</text:p>
      <text:p text:style-name="P2">&lt;wox2 (cz)&gt; Ok</text:p>
      <text:p text:style-name="P1">Dapug puts Mana Drain to Graveyard from Play</text:p>
      <text:p text:style-name="P1">It is now the End Phase, End Of Turn Step</text:p>
      <text:p text:style-name="P2">&lt;wox2 (cz)&gt; End my turn</text:p>
      <text:p text:style-name="P1">It is now turn 8 (Dapug)</text:p>
      <text:p text:style-name="P1">It is now the Beginning Phase, Untap Step</text:p>
      <text:p text:style-name="P1">Dapug untaps his/her permanents</text:p>
      <text:p text:style-name="P1">Dapug draws a card</text:p>
      <text:p text:style-name="P1">It is now the Precombat Main Phase</text:p>
      <text:p text:style-name="P1">Dapug taps Island</text:p>
      <text:p text:style-name="P1">Dapug plays Ancestral Recall from Hand</text:p>
      <text:p text:style-name="P2">&lt;Dapug&gt; Ok?</text:p>
      <text:p text:style-name="P2">&lt;wox2 (cz)&gt; Ok</text:p>
      <text:p text:style-name="P1">Dapug draws a card</text:p>
      <text:p text:style-name="P1">Dapug draws a card</text:p>
      <text:p text:style-name="P1">Dapug draws a card</text:p>
      <text:p text:style-name="P1">Dapug puts Ancestral Recall to Graveyard from Play</text:p>
      <text:p text:style-name="P1">Dapug taps Volcanic Island</text:p>
      <text:p text:style-name="P1">Dapug taps Mox Jet</text:p>
      <text:p text:style-name="P1">Dapug plays Time Walk from Hand</text:p>
      <text:p text:style-name="P2">&lt;Dapug&gt; Ok?</text:p>
      <text:p text:style-name="P2">&lt;wox2 (cz)&gt; some people don´t need tutors</text:p>
      <text:p text:style-name="P2">&lt;wox2 (cz)&gt; Ok</text:p>
      <text:p text:style-name="P1">Dapug puts Time Walk to Graveyard from Play</text:p>
      <text:p text:style-name="P1">Dapug untaps his/her permanents</text:p>
      <text:p text:style-name="P1">Dapug draws a card</text:p>
      <text:p text:style-name="P2">&lt;Dapug&gt; Thinking</text:p>
      <text:p text:style-name="P1">Dapug taps Island</text:p>
      <text:p text:style-name="P1">Dapug plays Brainstorm from Hand</text:p>
      <text:p text:style-name="P2">&lt;Dapug&gt; Ok?</text:p>
      <text:p text:style-name="P2">&lt;wox2 (cz)&gt; Ok</text:p>
      <text:p text:style-name="P1">Dapug draws a card</text:p>
      <text:p text:style-name="P1">Dapug draws a card</text:p>
      <text:p text:style-name="P1">Dapug draws a card</text:p>
      <text:p text:style-name="P1">Dapug puts a card on top of Library from Hand</text:p>
      <text:p text:style-name="P1">Dapug puts a card on top of Library from Hand</text:p>
      <text:p text:style-name="P1">Dapug puts Brainstorm to Graveyard from Play</text:p>
      <text:p text:style-name="P1">Dapug plays Island from Hand</text:p>
      <text:p text:style-name="P1">Dapug taps Island</text:p>
      <text:p text:style-name="P1">Dapug taps Mox Jet</text:p>
      <text:p text:style-name="P1">Dapug plays Merchant Scroll from Hand</text:p>
      <text:p text:style-name="P2">&lt;Dapug&gt; Ok?</text:p>
      <text:p text:style-name="P2">&lt;wox2 (cz)&gt; Ok</text:p>
      <text:p text:style-name="P1">Dapug is looking its Library...</text:p>
      <text:p text:style-name="P1">Dapug puts Force of Will into play from Library</text:p>
      <text:p text:style-name="P1">Dapug shuffles library</text:p>
      <text:p text:style-name="P1">Dapug stops looking its Library...</text:p>
      <text:p text:style-name="P1">Dapug puts Force of Will to Hand from Play</text:p>
      <text:p text:style-name="P1">Dapug puts Merchant Scroll to Graveyard from Play</text:p>
      <text:p text:style-name="P1">Dapug plays Black Lotus from Hand</text:p>
      <text:p text:style-name="P1">Dapug puts a 0/0 Storm token into play</text:p>
      <text:p text:style-name="P1">Dapug taps Black Lotus</text:p>
      <text:p text:style-name="P1">Dapug puts Black Lotus to Graveyard from Play</text:p>
      <text:p text:style-name="P1">Dapug plays Yawgmoth's Will from Hand</text:p>
      <text:p text:style-name="P2">&lt;Dapug&gt; Ok?</text:p>
      <text:p text:style-name="P2">&lt;wox2 (cz)&gt; Ok</text:p>
      <text:p text:style-name="P1">Dapug puts Yawgmoth's Will to RFG from Play</text:p>
      <text:p text:style-name="P1">Dapug puts Black Lotus into play from Graveyard</text:p>
      <text:p text:style-name="P1">Dapug taps Black Lotus</text:p>
      <text:p text:style-name="P1">Dapug puts Black Lotus to RFG from Play</text:p>
      <text:p text:style-name="P1">Dapug puts Repeal into play from Graveyard</text:p>
      <text:p text:style-name="P1">Dapug puts Mox Jet to Hand from Play</text:p>
      <text:p text:style-name="P2">&lt;wox2 (cz)&gt; Ok</text:p>
      <text:p text:style-name="P1">Dapug draws a card</text:p>
      <text:p text:style-name="P1">Dapug puts Repeal to RFG from Play</text:p>
      <text:p text:style-name="P1">Dapug plays Mox Jet from Hand</text:p>
      <text:p text:style-name="P2">&lt;Dapug&gt; Thinking</text:p>
      <text:p text:style-name="P1">Dapug puts Ancestral Recall into play from Graveyard</text:p>
      <text:p text:style-name="P2">&lt;wox2 (cz)&gt; Ok</text:p>
      <text:p text:style-name="P1">Dapug draws a card</text:p>
      <text:p text:style-name="P1">Dapug draws a card</text:p>
      <text:p text:style-name="P1">Dapug draws a card</text:p>
      <text:p text:style-name="P1">Dapug puts Ancestral Recall to RFG from Play</text:p>
      <text:p text:style-name="P1">Dapug puts Island into play from Graveyard</text:p>
      <text:p text:style-name="P1">Dapug taps Island</text:p>
      <text:p text:style-name="P1">Dapug taps Volcanic Island</text:p>
      <text:p text:style-name="P1">Dapug taps Mox Jet</text:p>
      <text:p text:style-name="P1">Dapug plays Empty the Warrens from Hand</text:p>
      <text:p text:style-name="P1">Dapug puts a 1/1 Goblin token into play</text:p>
      <text:p text:style-name="P2">&lt;wox2 (cz)&gt; Ok</text:p>
      <text:p text:style-name="P1">Goblin now has 18 (+18) counters.</text:p>
      <text:p text:style-name="P1">Dapug puts Empty the Warrens to RFG from Play</text:p>
      <text:p text:style-name="P2">&lt;Dapug&gt; End my turn</text:p>
      <text:p text:style-name="P1">It is now turn 9 (wox2 (cz))</text:p>
      <text:p text:style-name="P1">It is now the Beginning Phase, Untap Step</text:p>
      <text:p text:style-name="P1">wox2 (cz) untaps his/her permanents</text:p>
      <text:p text:style-name="P1">It is now the Beginning Phase, Upkeep Step</text:p>
      <text:p text:style-name="P1">AEther Vial now has 2 (+1) counters.</text:p>
      <text:p text:style-name="P1">Dapug destroys <text:s/>token Storm</text:p>
      <text:p text:style-name="P1">AEther Vial now has 1 (+1) counters.</text:p>
      <text:p text:style-name="P1">It is now the Beginning Phase, Draw Step</text:p>
      <text:p text:style-name="P1">wox2 (cz) draws a card</text:p>
      <text:p text:style-name="P1">It is now the Precombat Main Phase</text:p>
      <text:p text:style-name="P2">&lt;wox2 (cz)&gt; Thinking</text:p>
      <text:p text:style-name="P2">&lt;wox2 (cz)&gt; g3</text:p>
      <text:p text:style-name="P2">&lt;Dapug&gt; Ok</text:p>
      <text:p text:style-name="P2">&lt;Opponent is requesting a new game&gt;</text:p>
      <text:p text:style-name="P1">Dapug shuffles library</text:p>
      <text:p text:style-name="P1">Dapug draws 0 cards</text:p>
      <text:p text:style-name="P1">wox2 (cz) shuffles library</text:p>
      <text:p text:style-name="P2">&lt;wox2 (cz)&gt; I am ready.</text:p>
      <text:p text:style-name="P1">wox2 (cz) draws 0 cards</text:p>
      <text:p text:style-name="P2">&lt;-------- New Game Started --------&gt;</text:p>
      <text:p text:style-name="P1">Dapug's Security Code: 948CEEE7/sb [Type 1]</text:p>
      <text:p text:style-name="P1">wox2 (cz)'s Security Code: BC85D595/sb [Type 1.5]</text:p>
      <text:p text:style-name="P1">It is now turn 1 (wox2 (cz))</text:p>
      <text:p text:style-name="P1">It is now the Beginning Phase, Untap Step</text:p>
      <text:p text:style-name="P1">wox2 (cz) shuffles library</text:p>
      <text:p text:style-name="P1">wox2 (cz) shuffles library</text:p>
      <text:p text:style-name="P1">It is now the Precombat Main Phase</text:p>
      <text:p text:style-name="P1">wox2 (cz) shuffles library</text:p>
      <text:p text:style-name="P2">&lt;wox2 (cz)&gt; p</text:p>
      <text:p text:style-name="P1">wox2 (cz) shuffles library</text:p>
      <text:p text:style-name="P1">wox2 (cz) shuffles library</text:p>
      <text:p text:style-name="P1">wox2 (cz) draws a card</text:p>
      <text:p text:style-name="P1">wox2 (cz) draws a card</text:p>
      <text:p text:style-name="P1">wox2 (cz) draws a card</text:p>
      <text:p text:style-name="P1">wox2 (cz) draws a card</text:p>
      <text:p text:style-name="P1">wox2 (cz) draws a card</text:p>
      <text:p text:style-name="P1">wox2 (cz) draws a card</text:p>
      <text:p text:style-name="P1">Dapug shuffles library</text:p>
      <text:p text:style-name="P1">wox2 (cz) draws a card</text:p>
      <text:p text:style-name="P1">Dapug shuffles library</text:p>
      <text:p text:style-name="P1">Dapug shuffles library</text:p>
      <text:p text:style-name="P1">Dapug draws 7 cards</text:p>
      <text:p text:style-name="P2">&lt;wox2 (cz)&gt; Thinking</text:p>
      <text:p text:style-name="P1">wox2 (cz) rearranges cards in wox2 (cz)'s Hand</text:p>
      <text:p text:style-name="P2">&lt;wox2 (cz)&gt; mul</text:p>
      <text:p text:style-name="P1">wox2 (cz) is looking its Library...</text:p>
      <text:p text:style-name="P1">wox2 (cz) shuffles library</text:p>
      <text:p text:style-name="P1">wox2 (cz) stops looking its Library...</text:p>
      <text:p text:style-name="P1">wox2 (cz) puts a card on top of Library from Hand</text:p>
      <text:p text:style-name="P1">wox2 (cz) puts a card on top of Library from Hand</text:p>
      <text:p text:style-name="P1">wox2 (cz) puts a card on top of Library from Hand</text:p>
      <text:p text:style-name="P1">wox2 (cz) puts a card on top of Library from Hand</text:p>
      <text:p text:style-name="P1">wox2 (cz) puts a card on top of Library from Hand</text:p>
      <text:p text:style-name="P1">wox2 (cz) puts a card on top of Library from Hand</text:p>
      <text:p text:style-name="P1">wox2 (cz) puts a card on top of Library from Hand</text:p>
      <text:p text:style-name="P1">wox2 (cz) shuffles library</text:p>
      <text:p text:style-name="P1">wox2 (cz) shuffles library</text:p>
      <text:p text:style-name="P1">wox2 (cz) shuffles library</text:p>
      <text:p text:style-name="P1">wox2 (cz) draws a card</text:p>
      <text:p text:style-name="P1">wox2 (cz) draws a card</text:p>
      <text:p text:style-name="P1">wox2 (cz) draws a card</text:p>
      <text:p text:style-name="P1">wox2 (cz) draws a card</text:p>
      <text:p text:style-name="P1">wox2 (cz) draws a card</text:p>
      <text:p text:style-name="P1">wox2 (cz) draws a card</text:p>
      <text:p text:style-name="P2">&lt;wox2 (cz)&gt; Thinking</text:p>
      <text:p text:style-name="P1">wox2 (cz) puts a card on top of Library from Hand</text:p>
      <text:p text:style-name="P1">wox2 (cz) puts a card on top of Library from Hand</text:p>
      <text:p text:style-name="P1">wox2 (cz) puts a card on top of Library from Hand</text:p>
      <text:p text:style-name="P1">wox2 (cz) puts a card on top of Library from Hand</text:p>
      <text:p text:style-name="P1">wox2 (cz) puts a card on top of Library from Hand</text:p>
      <text:p text:style-name="P1">wox2 (cz) puts a card on top of Library from Hand</text:p>
      <text:p text:style-name="P1">wox2 (cz) shuffles library</text:p>
      <text:p text:style-name="P1">wox2 (cz) shuffles library</text:p>
      <text:p text:style-name="P1">wox2 (cz) draws a card</text:p>
      <text:p text:style-name="P1">wox2 (cz) draws a card</text:p>
      <text:p text:style-name="P1">wox2 (cz) draws a card</text:p>
      <text:p text:style-name="P1">wox2 (cz) draws a card</text:p>
      <text:p text:style-name="P1">wox2 (cz) draws a card</text:p>
      <text:p text:style-name="P2">&lt;wox2 (cz)&gt; kp</text:p>
      <text:p text:style-name="P1">Dapug takes a mulligan</text:p>
      <text:p text:style-name="P2">&lt;Dapug&gt; keep</text:p>
      <text:p text:style-name="P1">wox2 (cz) plays Tundra from Hand</text:p>
      <text:p text:style-name="P1">wox2 (cz) taps Tundra</text:p>
      <text:p text:style-name="P1">wox2 (cz) plays AEther Vial from Hand</text:p>
      <text:p text:style-name="P2">&lt;wox2 (cz)&gt; Ok?</text:p>
      <text:p text:style-name="P2">&lt;Dapug&gt; Ok</text:p>
      <text:p text:style-name="P1">It is now the End Phase, End Of Turn Step</text:p>
      <text:p text:style-name="P2">&lt;wox2 (cz)&gt; End my turn</text:p>
      <text:p text:style-name="P1">It is now turn 2 (Dapug)</text:p>
      <text:p text:style-name="P1">It is now the Beginning Phase, Untap Step</text:p>
      <text:p text:style-name="P1">Dapug draws a card</text:p>
      <text:p text:style-name="P1">Dapug plays Island from Hand</text:p>
      <text:p text:style-name="P1">Dapug plays Mox Jet from Hand</text:p>
      <text:p text:style-name="P1">Dapug taps Island</text:p>
      <text:p text:style-name="P1">Dapug taps Mox Jet</text:p>
      <text:p text:style-name="P1">Dapug plays Repeal from Hand</text:p>
      <text:p text:style-name="P1">wox2 (cz) puts AEther Vial to Hand from Play</text:p>
      <text:p text:style-name="P1">Dapug draws a card</text:p>
      <text:p text:style-name="P1">Dapug puts Repeal to Graveyard from Play</text:p>
      <text:p text:style-name="P2">&lt;Dapug&gt; End my turn</text:p>
      <text:p text:style-name="P1">It is now turn 3 (wox2 (cz))</text:p>
      <text:p text:style-name="P1">It is now the Beginning Phase, Untap Step</text:p>
      <text:p text:style-name="P1">wox2 (cz) untaps his/her permanents</text:p>
      <text:p text:style-name="P1">It is now the Beginning Phase, Upkeep Step</text:p>
      <text:p text:style-name="P1">It is now the Beginning Phase, Draw Step</text:p>
      <text:p text:style-name="P1">wox2 (cz) draws a card</text:p>
      <text:p text:style-name="P1">It is now the Precombat Main Phase</text:p>
      <text:p text:style-name="P1">wox2 (cz) plays Underground Sea from Hand</text:p>
      <text:p text:style-name="P2">&lt;wox2 (cz)&gt; Thinking</text:p>
      <text:p text:style-name="P1">wox2 (cz) taps Underground Sea</text:p>
      <text:p text:style-name="P1">wox2 (cz) taps Tundra</text:p>
      <text:p text:style-name="P1">wox2 (cz) plays Dark Confidant from Hand</text:p>
      <text:p text:style-name="P2">&lt;wox2 (cz)&gt; Ok?</text:p>
      <text:p text:style-name="P2">&lt;Dapug&gt; Ok</text:p>
      <text:p text:style-name="P1">It is now the End Phase, End Of Turn Step</text:p>
      <text:p text:style-name="P2">&lt;wox2 (cz)&gt; End my turn</text:p>
      <text:p text:style-name="P1">It is now turn 4 (Dapug)</text:p>
      <text:p text:style-name="P1">It is now the Beginning Phase, Untap Step</text:p>
      <text:p text:style-name="P1">Dapug untaps his/her permanents</text:p>
      <text:p text:style-name="P1">Dapug draws a card</text:p>
      <text:p text:style-name="P1">Dapug taps Island</text:p>
      <text:p text:style-name="P1">Dapug plays Brainstorm from Hand</text:p>
      <text:p text:style-name="P2">&lt;wox2 (cz)&gt; Ok</text:p>
      <text:p text:style-name="P1">Dapug draws a card</text:p>
      <text:p text:style-name="P1">Dapug draws a card</text:p>
      <text:p text:style-name="P1">Dapug draws a card</text:p>
      <text:p text:style-name="P2">&lt;Dapug&gt; Thinking</text:p>
      <text:p text:style-name="P1">Dapug puts a card on top of Library from Hand</text:p>
      <text:p text:style-name="P1">Dapug puts a card on top of Library from Hand</text:p>
      <text:p text:style-name="P1">Dapug puts Brainstorm to Graveyard from Play</text:p>
      <text:p text:style-name="P1">Dapug plays Library of Alexandria from Hand</text:p>
      <text:p text:style-name="P2">&lt;Dapug&gt; End my turn</text:p>
      <text:p text:style-name="P1">It is now turn 5 (wox2 (cz))</text:p>
      <text:p text:style-name="P1">It is now the Beginning Phase, Untap Step</text:p>
      <text:p text:style-name="P1">wox2 (cz) untaps his/her permanents</text:p>
      <text:p text:style-name="P1">It is now the Beginning Phase, Upkeep Step</text:p>
      <text:p text:style-name="P1">wox2 (cz) puts Tundra into play from Library</text:p>
      <text:p text:style-name="P1">wox2 (cz) puts Tundra to Hand from Play</text:p>
      <text:p text:style-name="P1">It is now the Beginning Phase, Draw Step</text:p>
      <text:p text:style-name="P1">wox2 (cz) draws a card</text:p>
      <text:p text:style-name="P1">It is now the Precombat Main Phase</text:p>
      <text:p text:style-name="P1">wox2 (cz) plays Tundra from Hand</text:p>
      <text:p text:style-name="P1">It is now the Combat Phase, Declare Attackers Step</text:p>
      <text:p text:style-name="P1">wox2 (cz) taps Dark Confidant</text:p>
      <text:p text:style-name="P1">wox2 (cz) taps Dark Confidant</text:p>
      <text:p text:style-name="P1">Dapug's life total is now 18 (-2)</text:p>
      <text:p text:style-name="P1">It is now the Postcombat Main Phase</text:p>
      <text:p text:style-name="P1">wox2 (cz) taps Tundra</text:p>
      <text:p text:style-name="P1">wox2 (cz) plays AEther Vial from Hand</text:p>
      <text:p text:style-name="P1">wox2 (cz) taps Underground Sea</text:p>
      <text:p text:style-name="P2">&lt;Dapug&gt; Ok</text:p>
      <text:p text:style-name="P1">wox2 (cz) taps Tundra</text:p>
      <text:p text:style-name="P1">wox2 (cz) plays Voidmage Prodigy from Hand</text:p>
      <text:p text:style-name="P2">&lt;Dapug&gt; Ok</text:p>
      <text:p text:style-name="P1">It is now the End Phase, End Of Turn Step</text:p>
      <text:p text:style-name="P2">&lt;wox2 (cz)&gt; End my turn</text:p>
      <text:p text:style-name="P1">It is now turn 6 (Dapug)</text:p>
      <text:p text:style-name="P1">It is now the Beginning Phase, Untap Step</text:p>
      <text:p text:style-name="P1">Dapug untaps his/her permanents</text:p>
      <text:p text:style-name="P1">Dapug draws a card</text:p>
      <text:p text:style-name="P2">&lt;Dapug&gt; End my turn</text:p>
      <text:p text:style-name="P1">It is now turn 7 (wox2 (cz))</text:p>
      <text:p text:style-name="P1">It is now the Beginning Phase, Untap Step</text:p>
      <text:p text:style-name="P1">wox2 (cz) untaps his/her permanents</text:p>
      <text:p text:style-name="P1">It is now the Beginning Phase, Upkeep Step</text:p>
      <text:p text:style-name="P1">AEther Vial now has 1 (+1) counters.</text:p>
      <text:p text:style-name="P1">wox2 (cz) puts Waterfront Bouncer into play from Library</text:p>
      <text:p text:style-name="P1">wox2 (cz) puts Waterfront Bouncer to Hand from Play</text:p>
      <text:p text:style-name="P1">wox2 (cz)'s life total is now 18 (-2)</text:p>
      <text:p text:style-name="P1">It is now the Beginning Phase, Draw Step</text:p>
      <text:p text:style-name="P1">wox2 (cz) draws a card</text:p>
      <text:p text:style-name="P1">It is now the Precombat Main Phase</text:p>
      <text:p text:style-name="P1">wox2 (cz) plays Swamp from Hand</text:p>
      <text:p text:style-name="P1">It is now the Combat Phase, Declare Attackers Step</text:p>
      <text:p text:style-name="P1">wox2 (cz) taps Dark Confidant</text:p>
      <text:p text:style-name="P1">wox2 (cz) taps Dark Confidant</text:p>
      <text:p text:style-name="P1">wox2 (cz) taps Voidmage Prodigy</text:p>
      <text:p text:style-name="P1">wox2 (cz) taps Voidmage Prodigy</text:p>
      <text:p text:style-name="P1">Dapug's life total is now 14 (-4)</text:p>
      <text:p text:style-name="P1">It is now the Postcombat Main Phase</text:p>
      <text:p text:style-name="P1">wox2 (cz) taps Swamp</text:p>
      <text:p text:style-name="P1">wox2 (cz) plays Duress from Hand</text:p>
      <text:p text:style-name="P1">Dapug plays Pithing Needle from Hand</text:p>
      <text:p text:style-name="P1">Dapug plays Black Lotus from Hand</text:p>
      <text:p text:style-name="P1">Dapug plays Force of Will from Hand</text:p>
      <text:p text:style-name="P1">Dapug plays Mana Drain from Hand</text:p>
      <text:p text:style-name="P1">Dapug plays Force of Will from Hand</text:p>
      <text:p text:style-name="P1">Dapug plays Red Elemental Blast from Hand</text:p>
      <text:p text:style-name="P2">&lt;wox2 (cz)&gt; Thinking</text:p>
      <text:p text:style-name="P2">&lt;wox2 (cz)&gt; Lotus</text:p>
      <text:p text:style-name="P1">Dapug puts Black Lotus to Graveyard from Play</text:p>
      <text:p text:style-name="P1">Dapug puts Red Elemental Blast to Hand from Play</text:p>
      <text:p text:style-name="P1">Dapug puts Pithing Needle to Hand from Play</text:p>
      <text:p text:style-name="P1">Dapug puts Force of Will to Hand from Play</text:p>
      <text:p text:style-name="P1">Dapug puts Mana Drain to Hand from Play</text:p>
      <text:p text:style-name="P1">Dapug puts Force of Will to Hand from Play</text:p>
      <text:p text:style-name="P1">wox2 (cz) puts Duress to Graveyard from Play</text:p>
      <text:p text:style-name="P1">It is now the End Phase, End Of Turn Step</text:p>
      <text:p text:style-name="P2">&lt;wox2 (cz)&gt; End my turn</text:p>
      <text:p text:style-name="P1">It is now turn 8 (Dapug)</text:p>
      <text:p text:style-name="P1">It is now the Beginning Phase, Untap Step</text:p>
      <text:p text:style-name="P1">Dapug draws a card</text:p>
      <text:p text:style-name="P2">&lt;Dapug&gt; End my turn</text:p>
      <text:p text:style-name="P1">It is now turn 9 (wox2 (cz))</text:p>
      <text:p text:style-name="P1">It is now the Beginning Phase, Untap Step</text:p>
      <text:p text:style-name="P1">wox2 (cz) untaps his/her permanents</text:p>
      <text:p text:style-name="P1">It is now the Beginning Phase, Upkeep Step</text:p>
      <text:p text:style-name="P1">AEther Vial now has 2 (+1) counters.</text:p>
      <text:p text:style-name="P1">wox2 (cz) puts Voidmage Prodigy into play from Library</text:p>
      <text:p text:style-name="P1">wox2 (cz) puts Voidmage Prodigy to Hand from Play</text:p>
      <text:p text:style-name="P1">wox2 (cz)'s life total is now 16 (-2)</text:p>
      <text:p text:style-name="P1">It is now the Beginning Phase, Draw Step</text:p>
      <text:p text:style-name="P1">wox2 (cz) draws a card</text:p>
      <text:p text:style-name="P1">It is now the Precombat Main Phase</text:p>
      <text:p text:style-name="P1">It is now the Combat Phase, Declare Attackers Step</text:p>
      <text:p text:style-name="P1">wox2 (cz) taps Dark Confidant</text:p>
      <text:p text:style-name="P1">wox2 (cz) taps Dark Confidant</text:p>
      <text:p text:style-name="P1">wox2 (cz) taps Voidmage Prodigy</text:p>
      <text:p text:style-name="P1">wox2 (cz) taps Voidmage Prodigy</text:p>
      <text:p text:style-name="P1">Dapug's life total is now 10 (-4)</text:p>
      <text:p text:style-name="P1">It is now the Postcombat Main Phase</text:p>
      <text:p text:style-name="P2">&lt;wox2 (cz)&gt; Thinking</text:p>
      <text:p text:style-name="P1">wox2 (cz) taps Tundra</text:p>
      <text:p text:style-name="P1">wox2 (cz) taps Swamp</text:p>
      <text:p text:style-name="P1">wox2 (cz) plays Jotun Grunt from Hand</text:p>
      <text:p text:style-name="P2">&lt;wox2 (cz)&gt; Ok?</text:p>
      <text:p text:style-name="P2">&lt;Dapug&gt; Ok</text:p>
      <text:p text:style-name="P1">It is now the End Phase, End Of Turn Step</text:p>
      <text:p text:style-name="P2">&lt;wox2 (cz)&gt; End my turn</text:p>
      <text:p text:style-name="P1">It is now turn 10 (Dapug)</text:p>
      <text:p text:style-name="P1">It is now the Beginning Phase, Untap Step</text:p>
      <text:p text:style-name="P1">Dapug draws a card</text:p>
      <text:p text:style-name="P1">Dapug taps Library of Alexandria</text:p>
      <text:p text:style-name="P1">Dapug draws a card</text:p>
      <text:p text:style-name="P1">Dapug taps Mox Jet</text:p>
      <text:p text:style-name="P1">Dapug untaps Mox Jet</text:p>
      <text:p text:style-name="P2">&lt;Dapug&gt; Thinking</text:p>
      <text:p text:style-name="P1">Dapug taps Mox Jet</text:p>
      <text:p text:style-name="P1">Dapug plays Pithing Needle from Hand</text:p>
      <text:p text:style-name="P2">&lt;Dapug&gt; Ok?</text:p>
      <text:p text:style-name="P1">wox2 (cz) taps AEther Vial</text:p>
      <text:p text:style-name="P1">wox2 (cz) plays Voidmage Prodigy from Hand</text:p>
      <text:p text:style-name="P2">&lt;Dapug&gt; Ok?</text:p>
      <text:p text:style-name="P2">&lt;wox2 (cz)&gt; Ok</text:p>
      <text:p text:style-name="P1">Pithing Needle's note changed: Voidmage Prodigy</text:p>
      <text:p text:style-name="P1">Dapug plays Polluted Delta from Hand</text:p>
      <text:p text:style-name="P2">&lt;Dapug&gt; End my turn</text:p>
      <text:p text:style-name="P1">It is now turn 11 (wox2 (cz))</text:p>
      <text:p text:style-name="P1">It is now the Beginning Phase, Untap Step</text:p>
      <text:p text:style-name="P1">wox2 (cz) untaps his/her permanents</text:p>
      <text:p text:style-name="P1">It is now the Beginning Phase, Upkeep Step</text:p>
      <text:p text:style-name="P1">Jotun Grunt now has 1 (+1) counters.</text:p>
      <text:p text:style-name="P2">&lt;wox2 (cz)&gt; Lotus</text:p>
      <text:p text:style-name="P2">&lt;wox2 (cz)&gt; repeal</text:p>
      <text:p text:style-name="P1">Dapug puts Black Lotus into play from Graveyard</text:p>
      <text:p text:style-name="P1">Dapug puts Repeal into play from Graveyard</text:p>
      <text:p text:style-name="P1">Dapug puts a Black Lotus on bottom of Library from Play</text:p>
      <text:p text:style-name="P1">Dapug puts a Repeal on bottom of Library from Play</text:p>
      <text:p text:style-name="P1">It is now the Beginning Phase, Draw Step</text:p>
      <text:p text:style-name="P1">wox2 (cz) draws a card</text:p>
      <text:p text:style-name="P1">It is now the Precombat Main Phase</text:p>
      <text:p text:style-name="P1">wox2 (cz) undone last draw [1 card(s)]</text:p>
      <text:p text:style-name="P2">&lt;wox2 (cz)&gt; sorry</text:p>
      <text:p text:style-name="P1">wox2 (cz) puts Polluted Delta into play from Library</text:p>
      <text:p text:style-name="P1">wox2 (cz) puts Polluted Delta to Hand from Play</text:p>
      <text:p text:style-name="P2">&lt;wox2 (cz)&gt; confidant</text:p>
      <text:p text:style-name="P2">&lt;Dapug&gt; Ok</text:p>
      <text:p text:style-name="P1">It is now the Beginning Phase, Draw Step</text:p>
      <text:p text:style-name="P1">wox2 (cz) draws a card</text:p>
      <text:p text:style-name="P1">It is now the Precombat Main Phase</text:p>
      <text:p text:style-name="P2">&lt;wox2 (cz)&gt; Thinking</text:p>
      <text:p text:style-name="P1">wox2 (cz) taps AEther Vial</text:p>
      <text:p text:style-name="P2">&lt;wox2 (cz)&gt; Ok?</text:p>
      <text:p text:style-name="P2">&lt;Dapug&gt; Ok</text:p>
      <text:p text:style-name="P1">wox2 (cz) plays Meddling Mage from Hand</text:p>
      <text:p text:style-name="P1">Dapug taps Polluted Delta</text:p>
      <text:p text:style-name="P1">Dapug puts Polluted Delta to Graveyard from Play</text:p>
      <text:p text:style-name="P1">Dapug's life total is now 9 (-1)</text:p>
      <text:p text:style-name="P1">Dapug is looking its Library...</text:p>
      <text:p text:style-name="P1">Dapug puts Volcanic Island into play from Library</text:p>
      <text:p text:style-name="P1">Dapug shuffles library</text:p>
      <text:p text:style-name="P1">Dapug stops looking its Library...</text:p>
      <text:p text:style-name="P1">Dapug taps Volcanic Island</text:p>
      <text:p text:style-name="P1">Dapug untaps Volcanic Island</text:p>
      <text:p text:style-name="P2">&lt;wox2 (cz)&gt; man</text:p>
      <text:p text:style-name="P2">&lt;Dapug&gt; Wait!</text:p>
      <text:p text:style-name="P2">&lt;wox2 (cz)&gt; I have to choose...</text:p>
      <text:p text:style-name="P2">&lt;Dapug&gt; i can't do that</text:p>
      <text:p text:style-name="P2">&lt;Dapug&gt; ok</text:p>
      <text:p text:style-name="P2">&lt;Dapug&gt; go ahead</text:p>
      <text:p text:style-name="P1">Meddling Mage's note changed: Red Elemental Blas</text:p>
      <text:p text:style-name="P1">It is now the Combat Phase, Declare Attackers Step</text:p>
      <text:p text:style-name="P1">wox2 (cz) taps Dark Confidant</text:p>
      <text:p text:style-name="P1">wox2 (cz) taps Jotun Grunt</text:p>
      <text:p text:style-name="P1">wox2 (cz) taps Voidmage Prodigy</text:p>
      <text:p text:style-name="P1">wox2 (cz) taps Dark Confidant</text:p>
      <text:p text:style-name="P1">wox2 (cz) taps Jotun Grunt</text:p>
      <text:p text:style-name="P1">wox2 (cz) taps Voidmage Prodigy</text:p>
      <text:p text:style-name="P1">wox2 (cz) taps Voidmage Prodigy</text:p>
      <text:p text:style-name="P1">wox2 (cz) taps Voidmage Prodigy</text:p>
      <text:p text:style-name="P1">Dapug taps Volcanic Island</text:p>
      <text:p text:style-name="P1">Dapug plays Pyroblast from Hand</text:p>
      <text:p text:style-name="P2">&lt;wox2 (cz)&gt; Ok</text:p>
      <text:p text:style-name="P1">wox2 (cz) puts Voidmage Prodigy to Graveyard from Play</text:p>
      <text:p text:style-name="P1">Dapug puts Pyroblast to Graveyard from Play</text:p>
      <text:p text:style-name="P2">&lt;wox2 (cz)&gt; bad name</text:p>
      <text:p text:style-name="P1">Dapug is cycling Red Elemental Blast</text:p>
      <text:p text:style-name="P2">&lt;Dapug&gt; shit</text:p>
      <text:p text:style-name="P2">&lt;Dapug&gt; meant to reveal</text:p>
      <text:p text:style-name="P1">Dapug puts a card on top of Library from Hand</text:p>
      <text:p text:style-name="P1">Dapug puts Red Elemental Blast to Hand from Graveyard</text:p>
      <text:p text:style-name="P2">&lt;wox2 (cz)&gt; -8</text:p>
      <text:p text:style-name="P2">&lt;Dapug&gt; o wel</text:p>
      <text:p text:style-name="P1">Dapug's life total is now 1 (-8)</text:p>
      <text:p text:style-name="P1">It is now the Postcombat Main Phase</text:p>
      <text:p text:style-name="P1">It is now the End Phase, End Of Turn Step</text:p>
      <text:p text:style-name="P2">&lt;wox2 (cz)&gt; End my turn</text:p>
      <text:p text:style-name="P1">It is now turn 12 (Dapug)</text:p>
      <text:p text:style-name="P1">It is now the Beginning Phase, Untap Step</text:p>
      <text:p text:style-name="P1">Dapug untaps his/her permanents</text:p>
      <text:p text:style-name="P1">Dapug draws a card</text:p>
      <text:p text:style-name="P1">Dapug taps Island</text:p>
      <text:p text:style-name="P1">Dapug plays Brainstorm from Hand</text:p>
      <text:p text:style-name="P2">&lt;Dapug&gt; Ok?</text:p>
      <text:p text:style-name="P2">&lt;wox2 (cz)&gt; Ok</text:p>
      <text:p text:style-name="P1">Dapug draws a card</text:p>
      <text:p text:style-name="P1">Dapug draws a card</text:p>
      <text:p text:style-name="P1">Dapug draws a card</text:p>
      <text:p text:style-name="P1">Dapug puts a card on top of Library from Hand</text:p>
      <text:p text:style-name="P1">Dapug puts a card on top of Library from Hand</text:p>
      <text:p text:style-name="P1">Dapug puts Brainstorm to Graveyard from Play</text:p>
      <text:p text:style-name="P2">&lt;Dapug&gt; Thinking</text:p>
      <text:p text:style-name="P2">&lt;Dapug&gt; hmm</text:p>
      <text:p text:style-name="P1">It is now the Precombat Main Phase</text:p>
      <text:p text:style-name="P1">Dapug plays Tolarian Academy from Hand</text:p>
      <text:p text:style-name="P1">Dapug taps Library of Alexandria</text:p>
      <text:p text:style-name="P1">Dapug taps Mox Jet</text:p>
      <text:p text:style-name="P1">Dapug plays Demonic Tutor from Hand</text:p>
      <text:p text:style-name="P2">&lt;Dapug&gt; Ok?</text:p>
      <text:p text:style-name="P2">&lt;wox2 (cz)&gt; Ok</text:p>
      <text:p text:style-name="P1">Dapug puts a 0/0 Storm token into play</text:p>
      <text:p text:style-name="P1">Dapug is looking its Library...</text:p>
      <text:p text:style-name="P1">Dapug puts card to Hand from Library</text:p>
      <text:p text:style-name="P1">Dapug shuffles library</text:p>
      <text:p text:style-name="P1">Dapug stops looking its Library...</text:p>
      <text:p text:style-name="P1">Dapug puts Demonic Tutor to Graveyard from Play</text:p>
      <text:p text:style-name="P1">Dapug plays Black Lotus from Hand</text:p>
      <text:p text:style-name="P2">&lt;Dapug&gt; Ok?</text:p>
      <text:p text:style-name="P2">&lt;wox2 (cz)&gt; Ok</text:p>
      <text:p text:style-name="P1">It is now the Postcombat Main Phase</text:p>
      <text:p text:style-name="P1">Dapug taps Tolarian Academy</text:p>
      <text:p text:style-name="P1">Dapug plays Merchant Scroll from Hand</text:p>
      <text:p text:style-name="P1">Dapug is looking its Library...</text:p>
      <text:p text:style-name="P2">&lt;wox2 (cz)&gt; Ok</text:p>
      <text:p text:style-name="P2">&lt;Dapug&gt; Thinking</text:p>
      <text:p text:style-name="P1">Dapug puts Ancestral Recall into play from Library</text:p>
      <text:p text:style-name="P1">Dapug shuffles library</text:p>
      <text:p text:style-name="P1">Dapug stops looking its Library...</text:p>
      <text:p text:style-name="P1">Dapug puts Merchant Scroll to Graveyard from Play</text:p>
      <text:p text:style-name="P1">Dapug puts Ancestral Recall to Hand from Play</text:p>
      <text:p text:style-name="P1">Dapug plays Ancestral Recall from Hand</text:p>
      <text:p text:style-name="P2">&lt;wox2 (cz)&gt; Ok</text:p>
      <text:p text:style-name="P1">Dapug draws a card</text:p>
      <text:p text:style-name="P1">Dapug draws a card</text:p>
      <text:p text:style-name="P1">Dapug draws a card</text:p>
      <text:p text:style-name="P1">Dapug puts Ancestral Recall to Graveyard from Play</text:p>
      <text:p text:style-name="P1">Dapug taps Volcanic Island</text:p>
      <text:p text:style-name="P1">Dapug untaps Volcanic Island</text:p>
      <text:p text:style-name="P2">&lt;Dapug&gt; Thinking</text:p>
      <text:p text:style-name="P1">Dapug taps Volcanic Island</text:p>
      <text:p text:style-name="P1">Dapug plays Repeal from Hand</text:p>
      <text:p text:style-name="P1">Dapug puts Mox Jet to Hand from Play</text:p>
      <text:p text:style-name="P2">&lt;wox2 (cz)&gt; Ok</text:p>
      <text:p text:style-name="P1">Dapug draws a card</text:p>
      <text:p text:style-name="P1">Dapug puts Repeal to Graveyard from Play</text:p>
      <text:p text:style-name="P2">&lt;Dapug&gt; meh</text:p>
      <text:p text:style-name="P2">&lt;Dapug&gt; gg</text:p>
      <text:p text:style-name="P2">&lt;wox2 (cz)&gt; gg</text:p>
      <text:p text:style-name="P2">&lt;wox2 (cz)&gt; not bad</text:p>
      <text:p text:style-name="P2">&lt;Dapug&gt; i may have played better</text:p>
      <text:p text:style-name="P2">&lt;wox2 (cz)&gt; hmm</text:p>
      <text:p text:style-name="P2">&lt;wox2 (cz)&gt; show me</text:p>
      <text:p text:style-name="P2">&lt;wox2 (cz)&gt; I play gifts in real</text:p>
      <text:p text:style-name="P1">Dapug plays Force of Will from Hand</text:p>
      <text:p text:style-name="P1">Dapug plays Mana Drain from Hand</text:p>
      <text:p text:style-name="P1">Dapug plays Red Elemental Blast from Hand</text:p>
      <text:p text:style-name="P1">Dapug plays Force of Will from Hand</text:p>
      <text:p text:style-name="P1">Dapug plays Dark Ritual from Hand</text:p>
      <text:p text:style-name="P1">Dapug plays Mox Jet from Hand</text:p>
      <text:p text:style-name="P1">Dapug plays Mana Crypt from Hand</text:p>
      <text:p text:style-name="P1">Dapug puts a Force of Will on top of Library from Play</text:p>
      <text:p text:style-name="P1">Dapug puts a Dark Ritual on top of Library from Play</text:p>
      <text:p text:style-name="P1">Dapug puts a Mox Jet on top of Library from Play</text:p>
      <text:p text:style-name="P1">Dapug puts a Mana Crypt on top of Library from Play</text:p>
      <text:p text:style-name="P1">Dapug puts a Black Lotus on top of Library from Play</text:p>
      <text:p text:style-name="P1">Dapug untaps Island</text:p>
      <text:p text:style-name="P1">Dapug is looking its Library...</text:p>
      <text:p text:style-name="P1">Dapug puts Mox Jet into play from Library</text:p>
      <text:p text:style-name="P1">Dapug shuffles library</text:p>
      <text:p text:style-name="P1">Dapug stops looking its Library...</text:p>
      <text:p text:style-name="P1">Dapug untaps Tolarian Academy</text:p>
      <text:p text:style-name="P1">Dapug untaps Library of Alexandria</text:p>
      <text:p text:style-name="P1">Dapug untaps Volcanic Island</text:p>
      <text:p text:style-name="P1">Dapug puts a Ancestral Recall on top of Library from Graveyard</text:p>
      <text:p text:style-name="P1">Dapug puts a Repeal on top of Library from Graveyard</text:p>
      <text:p text:style-name="P1">Dapug shuffles library</text:p>
      <text:p text:style-name="P1">Dapug puts Merchant Scroll into play from Graveyard</text:p>
      <text:p text:style-name="P1">Dapug puts Demonic Tutor into play from Graveyard</text:p>
      <text:p text:style-name="P2">&lt;wox2 (cz)&gt; tutor</text:p>
      <text:p text:style-name="P1">Dapug taps Island</text:p>
      <text:p text:style-name="P1">Dapug taps Library of Alexandria</text:p>
      <text:p text:style-name="P1">Dapug taps Mox Jet</text:p>
      <text:p text:style-name="P1">Dapug is looking its Library...</text:p>
      <text:p text:style-name="P2">&lt;wox2 (cz)&gt; for Will</text:p>
      <text:p text:style-name="P1">Dapug puts Time Walk into play from Library</text:p>
      <text:p text:style-name="P2">&lt;Dapug&gt; no black</text:p>
      <text:p text:style-name="P1">Dapug shuffles library</text:p>
      <text:p text:style-name="P1">Dapug stops looking its Library...</text:p>
      <text:p text:style-name="P1">Dapug puts Demonic Tutor to Graveyard from Play</text:p>
      <text:p text:style-name="P2">&lt;wox2 (cz)&gt; hmm</text:p>
      <text:p text:style-name="P1">Dapug puts Time Walk to Hand from Play</text:p>
      <text:p text:style-name="P1">Dapug taps Tolarian Academy</text:p>
      <text:p text:style-name="P1">Dapug plays Time Walk from Hand</text:p>
      <text:p text:style-name="P1">Dapug puts Time Walk to Graveyard from Play</text:p>
      <text:p text:style-name="P2">&lt;wox2 (cz)&gt; Ok</text:p>
      <text:p text:style-name="P1">Dapug shuffles library</text:p>
      <text:p text:style-name="P1">Dapug untaps his/her permanents</text:p>
      <text:p text:style-name="P1">Dapug puts Mana Drain into play from Library</text:p>
      <text:p text:style-name="P1">Dapug taps Island</text:p>
      <text:p text:style-name="P1">Dapug taps Library of Alexandria</text:p>
      <text:p text:style-name="P1">wox2 (cz) is looking opponent's Library...</text:p>
      <text:p text:style-name="P1">Dapug is looking its Library...</text:p>
      <text:p text:style-name="P2">&lt;Dapug&gt; ancestral right?</text:p>
      <text:p text:style-name="P2">&lt;wox2 (cz)&gt; yeah</text:p>
      <text:p text:style-name="P1">Dapug puts Ancestral Recall into play from Library</text:p>
      <text:p text:style-name="P1">Dapug shuffles library</text:p>
      <text:p text:style-name="P1">Dapug stops looking its Library...</text:p>
      <text:p text:style-name="P1">Dapug shuffles library</text:p>
      <text:p text:style-name="P1">Dapug shuffles library</text:p>
      <text:p text:style-name="P1">wox2 (cz) stops looking opponent's Library...</text:p>
      <text:p text:style-name="P1">Dapug puts Merchant Scroll to Graveyard from Play</text:p>
      <text:p text:style-name="P2">&lt;Dapug&gt; tap...</text:p>
      <text:p text:style-name="P2">&lt;wox2 (cz)&gt; Thinking</text:p>
      <text:p text:style-name="P2">&lt;Dapug&gt; academy i'd say</text:p>
      <text:p text:style-name="P2">&lt;wox2 (cz)&gt; true</text:p>
      <text:p text:style-name="P2">&lt;Dapug&gt; need to etw or pyroclasm</text:p>
      <text:p text:style-name="P2">&lt;wox2 (cz)&gt; :-)</text:p>
      <text:p text:style-name="P1">Dapug taps Tolarian Academy</text:p>
      <text:p text:style-name="P1">Dapug puts Mana Drain into play from Library</text:p>
      <text:p text:style-name="P2">&lt;wox2 (cz)&gt; or will</text:p>
      <text:p text:style-name="P1">Dapug puts Mox Sapphire into play from Library</text:p>
      <text:p text:style-name="P2">&lt;wox2 (cz)&gt; and lotus</text:p>
      <text:p text:style-name="P1">Dapug puts Repeal into play from Library</text:p>
      <text:p text:style-name="P1">Dapug puts Ancestral Recall to Graveyard from Play</text:p>
      <text:p text:style-name="P1">Dapug taps Mox Sapphire</text:p>
      <text:p text:style-name="P1">Dapug untaps Mox Sapphire</text:p>
      <text:p text:style-name="P1">Dapug puts Repeal to Graveyard from Play</text:p>
      <text:p text:style-name="P1">Dapug puts Mox Ruby into play from Library</text:p>
      <text:p text:style-name="P2">&lt;Dapug&gt; hmm</text:p>
      <text:p text:style-name="P2">&lt;Dapug&gt; i dunno which is better</text:p>
      <text:p text:style-name="P2">&lt;wox2 (cz)&gt; I think you drawn the best</text:p>
      <text:p text:style-name="P2">&lt;Dapug&gt; i think i like tutor for lotus</text:p>
      <text:p text:style-name="P2">&lt;wox2 (cz)&gt; I have seen Reb?</text:p>
      <text:p text:style-name="P2">&lt;Dapug&gt; yep</text:p>
      <text:p text:style-name="P2">&lt;Dapug&gt; duress</text:p>
      <text:p text:style-name="P2">&lt;wox2 (cz)&gt; I know...</text:p>
      <text:p text:style-name="P2">&lt;wox2 (cz)&gt; but I was surprised by Pyro</text:p>
      <text:p text:style-name="P2">&lt;Dapug&gt; i brainstormed in the beggining</text:p>
      <text:p text:style-name="P2">&lt;Dapug&gt; and hit nothing</text:p>
      <text:p text:style-name="P2">&lt;Dapug&gt; just reactive cards</text:p>
      <text:p text:style-name="P2">&lt;wox2 (cz)&gt; I maybe missplayed with Needle</text:p>
      <text:p text:style-name="P2">&lt;wox2 (cz)&gt; but I was thinking I will kill you</text:p>
      <text:p text:style-name="P2">&lt;Dapug&gt; that game felt really bad</text:p>
      <text:p text:style-name="P2">&lt;wox2 (cz)&gt; felt bad?</text:p>
      <text:p text:style-name="P2">&lt;Dapug&gt; i started with such an advantage</text:p>
      <text:p text:style-name="P2">&lt;wox2 (cz)&gt; :-)</text:p>
      <text:p text:style-name="P2">&lt;Dapug&gt; but it slipped away</text:p>
      <text:p text:style-name="P2">&lt;wox2 (cz)&gt; it may happened</text:p>
      <text:p text:style-name="P2">&lt;Dapug&gt; to the point where on my last turn i ahd outs</text:p>
      <text:p text:style-name="P2">&lt;wox2 (cz)&gt; you drawn fows after confidant?</text:p>
      <text:p text:style-name="P2">&lt;Dapug&gt; i don't play confidant</text:p>
      <text:p text:style-name="P2">&lt;Dapug&gt; ever really</text:p>
      <text:p text:style-name="P2">&lt;wox2 (cz)&gt; after my</text:p>
      <text:p text:style-name="P2">&lt;wox2 (cz)&gt; it was my key card...</text:p>
      <text:p text:style-name="P1">Dapug is looking its Library...</text:p>
      <text:p text:style-name="P2">&lt;Dapug&gt; yea</text:p>
      <text:p text:style-name="P2">&lt;wox2 (cz)&gt; because of repeal</text:p>
      <text:p text:style-name="P2">&lt;wox2 (cz)&gt; that returned back vial</text:p>
      <text:p text:style-name="P2">&lt;Dapug&gt; it wouldn't ahve been bad</text:p>
      <text:p text:style-name="P2">&lt;Dapug&gt; but i brainstormed a nd did nothing</text:p>
      <text:p text:style-name="P2">&lt;Dapug&gt; then got duressed turn before active library</text:p>
      <text:p text:style-name="P2">&lt;wox2 (cz)&gt; I don´t think it is not so not often ...</text:p>
      <text:p text:style-name="P2">&lt;wox2 (cz)&gt; not so often</text:p>
      <text:p text:style-name="P2">&lt;wox2 (cz)&gt; it may happened</text:p>
      <text:p text:style-name="P2">&lt;wox2 (cz)&gt; I missplayed in first</text:p>
      <text:p text:style-name="P2">&lt;wox2 (cz)&gt; I had to find Extirpate</text:p>
      <text:p text:style-name="P2">&lt;wox2 (cz)&gt; not Fow</text:p>
      <text:p text:style-name="P2">&lt;Dapug&gt; the grunt was what made everyhting so hard</text:p>
      <text:p text:style-name="P2">&lt;wox2 (cz)&gt; :-)</text:p>
      <text:p text:style-name="P2">&lt;wox2 (cz)&gt; I know</text:p>
      <text:p text:style-name="P2">&lt;Dapug&gt; otherwise i could just pyroclasm</text:p>
      <text:p text:style-name="P2">&lt;wox2 (cz)&gt; ;-)</text:p>
      <text:p text:style-name="P2">&lt;wox2 (cz)&gt; I like him</text:p>
      <text:p text:style-name="P2">&lt;Dapug&gt; but i needed double pyroclasm to get it</text:p>
      <text:p text:style-name="P2">&lt;Dapug&gt; or one of my 3 storm spells</text:p>
      <text:p text:style-name="P2">&lt;Dapug&gt; just feels like i should be able to find some mistake that cost me the game</text:p>
      <text:p text:style-name="P2">&lt;wox2 (cz)&gt; hmm</text:p>
      <text:p text:style-name="P2">&lt;wox2 (cz)&gt; this is good...</text:p>
      <text:p text:style-name="P2">&lt;wox2 (cz)&gt; but I have sometimes feelings I can´t do anything Better...</text:p>
      <text:p text:style-name="P2">&lt;Dapug&gt; do you think i shouldn't have waited to use library?</text:p>
      <text:p text:style-name="P2">&lt;wox2 (cz)&gt; I don´t think</text:p>
      <text:p text:style-name="P2">&lt;wox2 (cz)&gt; it is bad idea</text:p>
      <text:p text:style-name="P2">&lt;wox2 (cz)&gt; when you gave me time</text:p>
      <text:p text:style-name="P2">&lt;wox2 (cz)&gt; vial needs time</text:p>
      <text:p text:style-name="P2">&lt;Dapug&gt; well my hand was so bad, i don't think i would've won without library</text:p>
      <text:p text:style-name="P2">&lt;Dapug&gt; but i never activated it once</text:p>
      <text:p text:style-name="P2">&lt;wox2 (cz)&gt; I think</text:p>
      <text:p text:style-name="P2">&lt;wox2 (cz)&gt; without needle...</text:p>
      <text:p text:style-name="P2">&lt;wox2 (cz)&gt; on prodigy</text:p>
      <text:p text:style-name="P2">&lt;wox2 (cz)&gt; you had not many chances</text:p>
      <text:p text:style-name="P2">&lt;Dapug&gt; yea</text:p>
      <text:p text:style-name="P1">wox2 (cz) puts Strip Mine into play from Library</text:p>
      <text:p text:style-name="P1">wox2 (cz) puts AEther Vial into play from Library</text:p>
      <text:p text:style-name="P1">wox2 (cz) puts Chalice of the Void into play from Library</text:p>
      <text:p text:style-name="P2">&lt;wox2 (cz)&gt; hmm</text:p>
      <text:p text:style-name="P2">&lt;wox2 (cz)&gt; this wasn´t so good</text:p>
      <text:p text:style-name="P1">wox2 (cz) reveals a Waterfront Bouncer</text:p>
      <text:p text:style-name="P1">wox2 (cz) reveals a Polluted Delta</text:p>
      <text:p text:style-name="P1">wox2 (cz) reveals a Voidmage Prodigy</text:p>
      <text:p text:style-name="P1">wox2 (cz) puts Voidmage Prodigy into play from Library</text:p>
      <text:p text:style-name="P1">wox2 (cz) puts Mox Pearl into play from Library</text:p>
      <text:p text:style-name="P2">&lt;Dapug&gt; ggs</text:p>
      <text:p text:style-name="P3"><text:span text:style-name="T1">&lt;Dapug&gt; cy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none" fo:country="non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04-05T22:16:28</meta:creation-date>
    <dc:date>2007-04-05T22:16:35</dc:date>
    <meta:editing-cycles>2</meta:editing-cycles>
    <meta:editing-duration>PT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2" meta:paragraph-count="923" meta:word-count="5242" meta:character-count="27692"/>
  </office:meta>
</office:document-meta>
</file>